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574cm" fo:margin-left="0.009cm" fo:margin-top="0cm" fo:margin-bottom="0cm" table:align="left" style:writing-mode="lr-tb"/>
    </style:style>
    <style:style style:name="Table1.A" style:family="table-column">
      <style:table-column-properties style:column-width="8.28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2.134cm" fo:keep-together="auto"/>
    </style:style>
    <style:style style:name="Table1.8" style:family="table-row">
      <style:table-row-properties style:min-row-height="0.817cm" fo:keep-together="auto"/>
    </style:style>
    <style:style style:name="Table1.9" style:family="table-row">
      <style:table-row-properties style:min-row-height="0.815cm" fo:keep-together="auto"/>
    </style:style>
    <style:style style:name="Table2" style:family="table">
      <style:table-properties style:width="16.574cm" fo:margin-left="0.009cm" fo:margin-top="0cm" fo:margin-bottom="0cm" table:align="left" style:writing-mode="lr-tb"/>
    </style:style>
    <style:style style:name="Table2.A" style:family="table-column">
      <style:table-column-properties style:column-width="8.28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7" style:family="table-row">
      <style:table-row-properties style:min-row-height="2.134cm" fo:keep-together="auto"/>
    </style:style>
    <style:style style:name="Table2.8" style:family="table-row">
      <style:table-row-properties style:min-row-height="0.817cm" fo:keep-together="auto"/>
    </style:style>
    <style:style style:name="Table2.9" style:family="table-row">
      <style:table-row-properties style:min-row-height="0.815cm" fo:keep-together="auto"/>
    </style:style>
    <style:style style:name="Table3" style:family="table">
      <style:table-properties style:width="16.574cm" fo:margin-left="0.009cm" fo:margin-top="0cm" fo:margin-bottom="0cm" table:align="left" style:writing-mode="lr-tb"/>
    </style:style>
    <style:style style:name="Table3.A" style:family="table-column">
      <style:table-column-properties style:column-width="8.28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7" style:family="table-row">
      <style:table-row-properties style:min-row-height="2.134cm" fo:keep-together="auto"/>
    </style:style>
    <style:style style:name="Table3.8" style:family="table-row">
      <style:table-row-properties style:min-row-height="0.817cm" fo:keep-together="auto"/>
    </style:style>
    <style:style style:name="Table3.9" style:family="table-row">
      <style:table-row-properties style:min-row-height="0.815cm" fo:keep-together="auto"/>
    </style:style>
    <style:style style:name="Table4" style:family="table">
      <style:table-properties style:width="16.801cm" fo:margin-left="0.009cm" fo:margin-top="0cm" fo:margin-bottom="0cm" table:align="left" style:writing-mode="lr-tb"/>
    </style:style>
    <style:style style:name="Table4.A" style:family="table-column">
      <style:table-column-properties style:column-width="8.287cm"/>
    </style:style>
    <style:style style:name="Table4.B" style:family="table-column">
      <style:table-column-properties style:column-width="8.51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7" style:family="table-row">
      <style:table-row-properties style:min-row-height="2.134cm" fo:keep-together="auto"/>
    </style:style>
    <style:style style:name="Table4.8" style:family="table-row">
      <style:table-row-properties style:min-row-height="0.817cm" fo:keep-together="auto"/>
    </style:style>
    <style:style style:name="Table4.9" style:family="table-row">
      <style:table-row-properties style:min-row-height="0.815cm" fo:keep-together="auto"/>
    </style:style>
    <style:style style:name="Table5" style:family="table">
      <style:table-properties style:width="16.574cm" fo:margin-left="0.009cm" fo:margin-top="0cm" fo:margin-bottom="0cm" table:align="left" style:writing-mode="lr-tb"/>
    </style:style>
    <style:style style:name="Table5.A" style:family="table-column">
      <style:table-column-properties style:column-width="8.28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7" style:family="table-row">
      <style:table-row-properties style:min-row-height="2.134cm" fo:keep-together="auto"/>
    </style:style>
    <style:style style:name="Table5.8" style:family="table-row">
      <style:table-row-properties style:min-row-height="0.817cm" fo:keep-together="auto"/>
    </style:style>
    <style:style style:name="Table5.9" style:family="table-row">
      <style:table-row-properties style:min-row-height="0.815cm" fo:keep-together="auto"/>
    </style:style>
    <style:style style:name="Table6" style:family="table">
      <style:table-properties style:width="16.574cm" fo:margin-left="0.009cm" fo:margin-top="0cm" fo:margin-bottom="0cm" table:align="left" style:writing-mode="lr-tb"/>
    </style:style>
    <style:style style:name="Table6.A" style:family="table-column">
      <style:table-column-properties style:column-width="8.28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7" style:family="table-row">
      <style:table-row-properties style:min-row-height="2.134cm" fo:keep-together="auto"/>
    </style:style>
    <style:style style:name="Table6.8" style:family="table-row">
      <style:table-row-properties style:min-row-height="0.817cm" fo:keep-together="auto"/>
    </style:style>
    <style:style style:name="Table6.9" style:family="table-row">
      <style:table-row-properties style:min-row-height="0.815cm" fo:keep-together="auto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style:font-name="Calibri" fo:font-size="12pt" fo:language="en" fo:country="US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paragraph-rsid="000d01a0"/>
    </style:style>
    <style:style style:name="P4" style:family="paragraph" style:parent-style-name="List_20_Paragraph" style:list-style-name="WWNum14">
      <style:paragraph-properties fo:margin-top="0cm" fo:margin-bottom="0.423cm" style:contextual-spacing="tru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List_20_Paragraph" style:list-style-name="WWNum15">
      <style:paragraph-properties fo:margin-top="0cm" fo:margin-bottom="0.423cm" style:contextual-spacing="tru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List_20_Paragraph" style:list-style-name="WWNum16">
      <style:paragraph-properties fo:margin-top="0cm" fo:margin-bottom="0.423cm" style:contextual-spacing="tru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List_20_Paragraph" style:list-style-name="WWNum16">
      <style:paragraph-properties fo:margin-top="0cm" fo:margin-bottom="0.423cm" style:contextual-spacing="true" style:line-height-at-least="0.635cm" fo:text-align="start" style:justify-single-word="false" fo:orphans="2" fo:widows="2"/>
      <style:text-properties style:font-name="Calibri" fo:font-size="12pt" fo:language="en" fo:country="US" officeooo:rsid="000e143e" officeooo:paragraph-rsid="000e143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 style:list-style-name="WWNum23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 style:list-style-name="WWNum24">
      <style:paragraph-properties fo:margin-left="1.563cm" fo:margin-top="0cm" fo:margin-bottom="0.423cm" style:contextual-spacing="false" style:line-height-at-least="0.635cm" fo:text-align="start" style:justify-single-word="false" fo:orphans="2" fo:widows="2" fo:text-indent="-0.635cm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 style:list-style-name="WWNum1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 style:list-style-name="WWNum1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 style:list-style-name="WWNum23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 style:list-style-name="WWNum25">
      <style:paragraph-properties fo:margin-left="1.563cm" fo:margin-top="0cm" fo:margin-bottom="0.423cm" style:contextual-spacing="false" style:line-height-at-least="0.635cm" fo:text-align="start" style:justify-single-word="false" fo:orphans="2" fo:widows="2" fo:text-indent="-0.499cm" style:auto-text-indent="false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 style:list-style-name="WWNum24">
      <style:paragraph-properties fo:margin-left="1.563cm" fo:margin-top="0cm" fo:margin-bottom="0.423cm" style:contextual-spacing="false" style:line-height-at-least="0.635cm" fo:text-align="start" style:justify-single-word="false" fo:orphans="2" fo:widows="2" fo:text-indent="-0.635cm" style:auto-text-indent="false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 style:list-style-name="L5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 style:list-style-name="L7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 style:list-style-name="L8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 style:list-style-name="L9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 style:list-style-name="L10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 style:list-style-name="L12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 style:list-style-name="L14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 style:list-style-name="L15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 style:list-style-name="L22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 style:list-style-name="L25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 style:list-style-name="L12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1" style:family="paragraph" style:parent-style-name="Standard" style:list-style-name="L13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 style:list-style-name="L15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3" style:family="paragraph" style:parent-style-name="Standard" style:list-style-name="L17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 style:list-style-name="L18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 style:list-style-name="L19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Standard" style:list-style-name="L20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 style:list-style-name="L23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 style:list-style-name="L24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 style:list-style-name="L2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1pt" fo:language="en" fo:country="US" officeooo:rsid="000d01a0" officeooo:paragraph-rsid="000d01a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 style:list-style-name="L1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paragraph-rsid="000d01a0"/>
    </style:style>
    <style:style style:name="P41" style:family="paragraph" style:parent-style-name="Standard" style:list-style-name="L3">
      <style:paragraph-properties fo:margin-top="0cm" fo:margin-bottom="0.423cm" style:contextual-spacing="false" style:line-height-at-least="0.635cm" fo:text-align="start" style:justify-single-word="false" fo:orphans="2" fo:widows="2"/>
    </style:style>
    <style:style style:name="P42" style:family="paragraph" style:parent-style-name="Standard" style:list-style-name="L3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paragraph-rsid="000d01a0"/>
    </style:style>
    <style:style style:name="P43" style:family="paragraph" style:parent-style-name="Standard" style:list-style-name="L3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paragraph-rsid="000d271f"/>
    </style:style>
    <style:style style:name="P44" style:family="paragraph" style:parent-style-name="Standard" style:list-style-name="L1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rsid="000d01a0" officeooo:paragraph-rsid="000d01a0"/>
    </style:style>
    <style:style style:name="P45" style:family="paragraph" style:parent-style-name="Standard" style:list-style-name="L3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rsid="000d01a0" officeooo:paragraph-rsid="000d01a0"/>
    </style:style>
    <style:style style:name="P46" style:family="paragraph" style:parent-style-name="Standard" style:list-style-name="L3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rsid="000d01a0" officeooo:paragraph-rsid="000d271f"/>
    </style:style>
    <style:style style:name="P47" style:family="paragraph" style:parent-style-name="Standard" style:list-style-name="L4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rsid="000d01a0" officeooo:paragraph-rsid="000d01a0"/>
    </style:style>
    <style:style style:name="P48" style:family="paragraph" style:parent-style-name="Standard">
      <style:paragraph-properties fo:margin-top="0cm" fo:margin-bottom="0.423cm" style:contextual-spacing="false" style:line-height-at-least="0.564cm"/>
      <style:text-properties fo:color="#000000" loext:opacity="100%" style:font-name="Times New Roman" fo:font-size="13pt" fo:language="tr" fo:country="TR" style:font-size-asian="13pt" style:font-name-complex="Times New Roman1" style:font-size-complex="13pt"/>
    </style:style>
    <style:style style:name="P49" style:family="paragraph" style:parent-style-name="Standard">
      <style:paragraph-properties fo:margin-top="0cm" fo:margin-bottom="0.423cm" style:contextual-spacing="false" style:line-height-at-least="0.564cm"/>
      <style:text-properties fo:color="#000000" loext:opacity="100%" style:font-name="Times New Roman" fo:font-size="13pt" fo:language="tr" fo:country="TR" officeooo:paragraph-rsid="000d01a0" style:font-size-asian="13pt" style:font-name-complex="Times New Roman1" style:font-size-complex="13pt"/>
    </style:style>
    <style:style style:name="P50" style:family="paragraph" style:parent-style-name="Standard">
      <style:paragraph-properties fo:margin-top="0cm" fo:margin-bottom="0.423cm" style:contextual-spacing="false" style:line-height-at-least="0.564cm"/>
      <style:text-properties fo:color="#000000" loext:opacity="100%" style:font-name="Times New Roman" fo:font-size="13pt" fo:language="tr" fo:country="TR" officeooo:paragraph-rsid="000d271f" style:font-size-asian="13pt" style:font-name-complex="Times New Roman1" style:font-size-complex="13pt"/>
    </style:style>
    <style:style style:name="P51" style:family="paragraph" style:parent-style-name="Standard">
      <style:text-properties officeooo:paragraph-rsid="000d271f"/>
    </style:style>
    <style:style style:name="P52" style:family="paragraph" style:parent-style-name="Standard" style:list-style-name="L2">
      <style:paragraph-properties fo:margin-top="0cm" fo:margin-bottom="0.423cm" style:contextual-spacing="false" style:line-height-at-least="0.635cm" fo:text-align="start" style:justify-single-word="false" fo:orphans="2" fo:widows="2"/>
      <style:text-properties fo:font-size="11pt" officeooo:rsid="000d01a0" officeooo:paragraph-rsid="000e143e" style:font-size-asian="11pt" style:font-size-complex="11pt"/>
    </style:style>
    <style:style style:name="P53" style:family="paragraph" style:parent-style-name="Text_20_body" style:list-style-name="WWNum1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01a0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4" style:family="paragraph" style:parent-style-name="Text_20_body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style:font-name="Calibri" fo:font-size="12pt" fo:language="en" fo:country="US" officeooo:paragraph-rsid="000d01a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5" style:family="paragraph" style:parent-style-name="Text_20_body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style:font-name="Calibri" fo:font-size="12pt" fo:language="en" fo:country="US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6" style:family="paragraph" style:parent-style-name="Text_20_body" style:list-style-name="L12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7" style:family="paragraph" style:parent-style-name="Text_20_body" style:list-style-name="L15">
      <style:paragraph-properties fo:margin-top="0cm" fo:margin-bottom="0.423cm" style:contextual-spacing="false" style:line-height-at-least="0.635cm" fo:text-align="start" style:justify-single-word="false" fo:orphans="2" fo:widows="2"/>
      <style:text-properties style:font-name="Calibri" fo:font-size="12pt" fo:language="en" fo:country="US" officeooo:rsid="000d271f" officeooo:paragraph-rsid="000d271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8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</style:style>
    <style:style style:name="P59" style:family="paragraph" style:parent-style-name="Text_20_body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paragraph-rsid="000d271f"/>
    </style:style>
    <style:style style:name="P60" style:family="paragraph" style:parent-style-name="Text_20_body" style:list-style-name="L11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paragraph-rsid="000d271f"/>
    </style:style>
    <style:style style:name="P61" style:family="paragraph" style:parent-style-name="Text_20_body" style:list-style-name="L16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paragraph-rsid="000d271f"/>
    </style:style>
    <style:style style:name="P62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rsid="000d01a0" officeooo:paragraph-rsid="000d01a0"/>
    </style:style>
    <style:style style:name="P63" style:family="paragraph" style:parent-style-name="Text_20_body" style:list-style-name="L3">
      <style:paragraph-properties fo:margin-top="0cm" fo:margin-bottom="0.423cm" style:contextual-spacing="false" style:line-height-at-least="0.635cm" fo:text-align="start" style:justify-single-word="false" fo:orphans="2" fo:widows="2"/>
      <style:text-properties officeooo:paragraph-rsid="000d271f"/>
    </style:style>
    <style:style style:name="P64" style:family="paragraph" style:parent-style-name="Text_20_body" style:list-style-name="L11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rsid="000d271f" officeooo:paragraph-rsid="000d271f"/>
    </style:style>
    <style:style style:name="P65" style:family="paragraph" style:parent-style-name="Text_20_body" style:list-style-name="L16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officeooo:rsid="000d271f" officeooo:paragraph-rsid="000d271f"/>
    </style:style>
    <style:style style:name="P66" style:family="paragraph" style:parent-style-name="Text_20_body" style:list-style-name="L22">
      <style:text-properties officeooo:rsid="000d271f" officeooo:paragraph-rsid="000d271f"/>
    </style:style>
    <style:style style:name="P67" style:family="paragraph" style:parent-style-name="Text_20_body" style:list-style-name="L23">
      <style:text-properties officeooo:rsid="000d271f" officeooo:paragraph-rsid="000d271f"/>
    </style:style>
    <style:style style:name="P68" style:family="paragraph" style:parent-style-name="Text_20_body" style:list-style-name="L24">
      <style:text-properties officeooo:rsid="000d271f" officeooo:paragraph-rsid="000d271f"/>
    </style:style>
    <style:style style:name="P69" style:family="paragraph" style:parent-style-name="Text_20_body" style:list-style-name="L25">
      <style:text-properties officeooo:rsid="000d271f" officeooo:paragraph-rsid="000d271f"/>
    </style:style>
    <style:style style:name="P70" style:family="paragraph" style:parent-style-name="Text_20_body" style:list-style-name="L14"/>
    <style:style style:name="P71" style:family="paragraph" style:parent-style-name="Text_20_body" style:list-style-name="L21">
      <style:paragraph-properties fo:margin-top="0cm" fo:margin-bottom="0cm" style:contextual-spacing="false" fo:text-align="start" style:justify-single-word="false" fo:orphans="2" fo:widows="2" fo:padding-left="0.176cm" fo:padding-right="0cm" fo:padding-top="0cm" fo:padding-bottom="0cm" fo:border="0.26pt solid #e3e3e3" style:shadow="none"/>
      <style:text-properties fo:font-size="11pt" officeooo:paragraph-rsid="000d271f" style:font-size-asian="11pt" style:font-size-complex="11pt"/>
    </style:style>
    <style:style style:name="P72" style:family="paragraph" style:parent-style-name="Text_20_body" style:list-style-name="L21">
      <style:paragraph-properties fo:margin-top="0cm" fo:margin-bottom="0cm" style:contextual-spacing="false"/>
      <style:text-properties fo:font-size="11pt" style:font-size-asian="11pt" style:font-size-complex="11pt"/>
    </style:style>
    <style:style style:name="P73" style:family="paragraph" style:parent-style-name="Text_20_body" style:list-style-name="L22"/>
    <style:style style:name="T1" style:family="text">
      <style:text-properties fo:language="tr" fo:country="TR"/>
    </style:style>
    <style:style style:name="T2" style:family="text">
      <style:text-properties fo:color="#000000" loext:opacity="100%" style:font-name="Times New Roman" fo:font-size="13pt" fo:language="tr" fo:country="TR" fo:font-weight="bold" style:font-size-asian="13pt" style:font-weight-asian="bold" style:font-name-complex="Times New Roman1" style:font-size-complex="13pt"/>
    </style:style>
    <style:style style:name="T3" style:family="text">
      <style:text-properties fo:color="#000000" loext:opacity="100%" style:font-name="Times New Roman" fo:font-size="13pt" fo:language="tr" fo:country="TR" fo:font-weight="bold" officeooo:rsid="000d01a0" style:font-size-asian="13pt" style:font-weight-asian="bold" style:font-name-complex="Times New Roman1" style:font-size-complex="13pt"/>
    </style:style>
    <style:style style:name="T4" style:family="text">
      <style:text-properties fo:color="#000000" loext:opacity="100%" style:font-name="Times New Roman" fo:font-size="13pt" fo:language="tr" fo:country="TR" style:font-size-asian="13pt" style:font-name-complex="Times New Roman1" style:font-size-complex="13pt"/>
    </style:style>
    <style:style style:name="T5" style:family="text">
      <style:text-properties fo:color="#000000" loext:opacity="100%" style:font-name="Times New Roman" fo:font-size="13pt" fo:language="tr" fo:country="TR" officeooo:rsid="000d01a0" style:font-size-asian="13pt" style:font-name-complex="Times New Roman1" style:font-size-complex="13pt"/>
    </style:style>
    <style:style style:name="T6" style:family="text">
      <style:text-properties fo:color="#000000" loext:opacity="100%" style:font-name="Times New Roman" fo:font-size="13pt" fo:language="tr" fo:country="TR" officeooo:rsid="000d271f" style:font-size-asian="13pt" style:font-name-complex="Times New Roman1" style:font-size-complex="13pt"/>
    </style:style>
    <style:style style:name="T7" style:family="text">
      <style:text-properties fo:color="#000000" loext:opacity="100%" style:font-name="Times New Roman" fo:font-size="13pt" fo:language="tr" fo:country="TR" officeooo:rsid="000e143e" style:font-size-asian="13pt" style:font-name-complex="Times New Roman1" style:font-size-complex="13pt"/>
    </style:style>
    <style:style style:name="T8" style:family="text">
      <style:text-properties fo:color="#000000" loext:opacity="100%" style:font-name="Times New Roman" fo:font-size="13pt" fo:language="tr" fo:country="TR" style:letter-kerning="false" style:font-name-asian="Calibri1" style:font-size-asian="13pt" style:language-asian="en" style:country-asian="US" style:font-name-complex="Times New Roman1" style:font-size-complex="13pt" style:language-complex="ar" style:country-complex="SA"/>
    </style:style>
    <style:style style:name="T9" style:family="text">
      <style:text-properties fo:color="#000000" loext:opacity="100%" style:font-name="Times New Roman" fo:font-size="13pt" fo:language="tr" fo:country="TR" officeooo:rsid="000d01a0" style:letter-kerning="false" style:font-name-asian="Calibri1" style:font-size-asian="13pt" style:language-asian="en" style:country-asian="US" style:font-name-complex="Times New Roman1" style:font-size-complex="13pt" style:language-complex="ar" style:country-complex="SA"/>
    </style:style>
    <style:style style:name="T10" style:family="text">
      <style:text-properties fo:color="#000000" loext:opacity="100%" style:font-name="Times New Roman" fo:font-size="13pt" fo:language="tr" fo:country="TR" style:font-name-asian="MS Mincho" style:font-size-asian="13pt" style:font-name-complex="Times New Roman1" style:font-size-complex="13pt"/>
    </style:style>
    <style:style style:name="T11" style:family="text">
      <style:text-properties fo:color="#000000" loext:opacity="100%" style:font-name="Times New Roman" fo:font-size="13pt" fo:language="tr" fo:country="TR" officeooo:rsid="000d01a0" style:font-name-asian="MS Mincho" style:font-size-asian="13pt" style:font-name-complex="Times New Roman1" style:font-size-complex="13pt"/>
    </style:style>
    <style:style style:name="T12" style:family="text">
      <style:text-properties fo:color="#000000" loext:opacity="100%" style:font-name="Times New Roman" fo:font-size="13pt" fo:language="en" fo:country="TR" style:font-size-asian="13pt" style:font-name-complex="Times New Roman1" style:font-size-complex="13pt"/>
    </style:style>
    <style:style style:name="T13" style:family="text">
      <style:text-properties fo:color="#000000" loext:opacity="100%" style:font-name="Times New Roman" fo:font-size="13pt" fo:language="en" fo:country="TR" style:font-size-asian="13pt" style:font-name-complex="Times New Roman1" style:font-size-complex="13pt" style:font-weight-complex="bold"/>
    </style:style>
    <style:style style:name="T14" style:family="text">
      <style:text-properties fo:color="#000000" loext:opacity="100%" style:font-name="Times New Roman" fo:font-size="13pt" fo:language="en" fo:country="TR" officeooo:rsid="000d01a0" style:font-size-asian="13pt" style:font-name-complex="Times New Roman1" style:font-size-complex="13pt" style:font-weight-complex="bold"/>
    </style:style>
    <style:style style:name="T15" style:family="text">
      <style:text-properties fo:color="#000000" loext:opacity="100%" style:font-name="Times New Roman" fo:font-size="13pt" fo:language="en" fo:country="TR" fo:font-weight="bold" style:font-size-asian="13pt" style:font-weight-asian="bold" style:font-name-complex="Times New Roman1" style:font-size-complex="13pt"/>
    </style:style>
    <style:style style:name="T16" style:family="text">
      <style:text-properties fo:color="#000000" loext:opacity="100%" style:font-name="Times New Roman" fo:font-size="13pt" fo:language="en" fo:country="TR" fo:font-weight="bold" officeooo:rsid="000d01a0" style:font-size-asian="13pt" style:font-weight-asian="bold" style:font-name-complex="Times New Roman1" style:font-size-complex="13pt"/>
    </style:style>
    <style:style style:name="T17" style:family="text">
      <style:text-properties fo:color="#000000" loext:opacity="100%" style:font-name="Times New Roman" fo:font-size="13pt" fo:language="en" fo:country="TR" fo:font-weight="bold" officeooo:rsid="000d271f" style:font-size-asian="13pt" style:font-weight-asian="bold" style:font-name-complex="Times New Roman1" style:font-size-complex="13pt"/>
    </style:style>
    <style:style style:name="T18" style:family="text">
      <style:text-properties fo:color="#0d0d0d" loext:opacity="100%" style:font-name="Segoe UI" fo:font-size="12pt" fo:language="en" fo:country="US" style:letter-kerning="false" fo:background-color="#ffffff" loext:char-shading-value="0" style:font-name-asian="Calibri1" style:font-size-asian="12pt" style:language-asian="en" style:country-asian="US" style:font-name-complex="Segoe UI1" style:font-size-complex="12pt" style:language-complex="ar" style:country-complex="SA"/>
    </style:style>
    <style:style style:name="T19" style:family="text">
      <style:text-properties fo:color="#0d0d0d" loext:opacity="100%" style:font-name="Segoe UI" fo:font-size="12pt" fo:language="en" fo:country="US" officeooo:rsid="000d01a0" style:letter-kerning="false" fo:background-color="#ffffff" loext:char-shading-value="0" style:font-name-asian="Calibri1" style:font-size-asian="12pt" style:language-asian="en" style:country-asian="US" style:font-name-complex="Segoe UI1" style:font-size-complex="12pt" style:language-complex="ar" style:country-complex="SA"/>
    </style:style>
    <style:style style:name="T20" style:family="text">
      <style:text-properties fo:color="#0d0d0d" loext:opacity="100%" style:font-name="Segoe UI" fo:font-size="12pt" fo:language="en" fo:country="US" officeooo:rsid="000d271f" style:letter-kerning="false" fo:background-color="#ffffff" loext:char-shading-value="0" style:font-name-asian="Calibri1" style:font-size-asian="12pt" style:language-asian="en" style:country-asian="US" style:font-name-complex="Segoe UI1" style:font-size-complex="12pt" style:language-complex="ar" style:country-complex="SA"/>
    </style:style>
    <style:style style:name="T21" style:family="text">
      <style:text-properties style:font-name="Calibri" fo:language="en" fo:country="US" style:letter-kerning="false" style:font-name-asian="Calibri1" style:language-asian="en" style:country-asian="US" style:language-complex="ar" style:country-complex="SA"/>
    </style:style>
    <style:style style:name="T22" style:family="text">
      <style:text-properties style:font-name="Calibri" fo:language="en" fo:country="US" officeooo:rsid="000e143e" style:letter-kerning="false" style:font-name-asian="Calibri1" style:language-asian="en" style:country-asian="US" style:language-complex="ar" style:country-complex="SA"/>
    </style:style>
    <style:style style:name="T23" style:family="text"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24" style:family="text">
      <style:text-properties officeooo:rsid="000d27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 loext:marker-style-name="T2"><text:span text:style-name="T2">Senaryo ID</text:span><text:span text:style-name="T2"/></text:p>
          </table:table-cell>
          <table:table-cell table:style-name="Table1.A1" office:value-type="string">
            <text:p text:style-name="P8" loext:marker-style-name="T4"><text:span text:style-name="T5">UC6</text:span><text:span text:style-name="T4"> (</text:span><text:span text:style-name="T5">Celal Berke Akyol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2"><text:span text:style-name="T2">Senaryo Adı</text:span><text:span text:style-name="T2"/></text:p>
          </table:table-cell>
          <table:table-cell table:style-name="Table1.A1" office:value-type="string">
            <text:p text:style-name="P14" loext:marker-style-name="T4"><text:span text:style-name="T4">Arama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2"><text:span text:style-name="T2">Ana Aktör</text:span><text:span text:style-name="T2"/></text:p>
          </table:table-cell>
          <table:table-cell table:style-name="Table1.A1" office:value-type="string">
            <text:p text:style-name="P14" loext:marker-style-name="T4"><text:span text:style-name="T4">Kullanıcı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2"><text:span text:style-name="T2">Ön Koşullar</text:span><text:span text:style-name="T2"/></text:p>
          </table:table-cell>
          <table:table-cell table:style-name="Table1.A1" office:value-type="string">
            <text:list text:style-name="L1">
              <text:list-item>
                <text:p text:style-name="P40" loext:marker-style-name="T4"><text:span text:style-name="T9">Kullanıcının internete bağlı olması </text:span></text:p>
              </text:list-item>
              <text:list-item>
                <text:p text:style-name="P44" loext:marker-style-name="T4"><text:span text:style-name="T8">Kullanıcının yazma işlevine sahip bir cihaz üzerinden platforma erişmesi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 loext:marker-style-name="T2"><text:span text:style-name="T2">Hedef Şartlar</text:span><text:span text:style-name="T2"/></text:p>
          </table:table-cell>
          <table:table-cell table:style-name="Table1.A1" office:value-type="string">
            <text:list text:style-name="WWNum14">
              <text:list-item>
                <text:p text:style-name="P4" loext:marker-style-name="T4"><text:span text:style-name="T4">Kullanıcı kişileri, şirketleri veya grupları arayabilir. </text:span></text:p>
              </text:list-item>
              <text:list-item>
                <text:p text:style-name="P4" loext:marker-style-name="T4"><text:span text:style-name="T4">Aranan kişilerin, şirketlerin veya grupların, aktif üyelikleri varsa arama sonucunda kullanıcıya sonuçlar gösterilir</text:span>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p text:style-name="P8" loext:marker-style-name="T2"><text:span text:style-name="T2">Ana Başarısı Senaryosu</text:span><text:span text:style-name="T2"/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list text:style-name="WWNum15">
              <text:list-item>
                <text:p text:style-name="P5" loext:marker-style-name="T4"><text:span text:style-name="T4">Kullanıcı platforma erişir.</text:span></text:p>
              </text:list-item>
            </text:list>
            <text:list text:style-name="WWNum1">
              <text:list-item>
                <text:p text:style-name="P15" loext:marker-style-name="T4"><text:span text:style-name="T4">Arama çubuğuna arama terimini girer.</text:span></text:p>
              </text:list-item>
              <text:list-item>
                <text:p text:style-name="P15" loext:marker-style-name="T4"><text:span text:style-name="T10">Sistem arama terimi ile ilgili otomatik tamamlama önerileri sunar. </text:span></text:p>
              </text:list-item>
              <text:list-item>
                <text:p text:style-name="P53" loext:marker-style-name="T4"><text:span text:style-name="T10">Kullanıcı, önerilen bir terimi seçebilir veya arama terimini manuel olarak girerek arama butonuna tıklar.</text:span></text:p>
              </text:list-item>
              <text:list-item>
                <text:p text:style-name="P15" loext:marker-style-name="T4"><text:span text:style-name="T10">Arama sonuçları kullanıcıya gösterilir. </text:span></text:p>
              </text:list-item>
              <text:list-item>
                <text:p text:style-name="P12" loext:marker-style-name="T4"><text:span text:style-name="T11">Kullanıcı, aradığı sonucu bulur. </text:span></text:p>
              </text:list-item>
            </text:list>
          </table:table-cell>
          <table:covered-table-cell/>
        </table:table-row>
        <table:table-row table:style-name="Table1.8">
          <table:table-cell table:style-name="Table1.A1" table:number-columns-spanned="2" office:value-type="string">
            <text:p text:style-name="P8" loext:marker-style-name="T4"><text:span text:style-name="T2">Genişlemeler</text:span><text:span text:style-name="T2"/></text:p>
          </table:table-cell>
          <table:covered-table-cell/>
        </table:table-row>
        <table:table-row table:style-name="Table1.9">
          <table:table-cell table:style-name="Table1.A1" table:number-columns-spanned="2" office:value-type="string">
            <text:p text:style-name="P8" loext:marker-style-name="T4"><text:span text:style-name="T3">5</text:span><text:span text:style-name="T2">a:</text:span><text:span text:style-name="T4"> </text:span><text:span text:style-name="T5">Kullanıcı </text:span><text:span text:style-name="T7">daha fazla sonuç görmek ister. </text:span></text:p>
            <text:list text:style-name="WWNum16">
              <text:list-item>
                <text:p text:style-name="P6" loext:marker-style-name="T4"><text:span text:style-name="T4">Kullanıcı “Daha fazla sonuç göster” seçeneğini kullanır.</text:span></text:p>
              </text:list-item>
              <text:list-item>
                <text:p text:style-name="P7" loext:marker-style-name="T4"><text:span text:style-name="T4">Sistem daha fazla sonuç gösterir. </text:span></text:p>
              </text:list-item>
              <text:list-item>
                <text:p text:style-name="P6" loext:marker-style-name="T4"><text:soft-page-break/><text:span text:style-name="T7">Kullanıcı a</text:span><text:span text:style-name="T4">radığı sonucu bulur.</text:span></text:p>
              </text:list-item>
            </text:list>
            <text:p text:style-name="P8" loext:marker-style-name="T4"><text:span text:style-name="T3">5b</text:span><text:span text:style-name="T2">:</text:span><text:span text:style-name="T4"> </text:span><text:span text:style-name="T5">Kullanıcı sonuçları daraltmak ister. </text:span></text:p>
            <text:list text:style-name="L2">
              <text:list-item>
                <text:p text:style-name="P39">Kullanıcı sonuçları “ Filtrele” seçeneğine tıklar </text:p>
              </text:list-item>
              <text:list-item>
                <text:p text:style-name="P39">Filtrelemek istediği özellikleri seçer </text:p>
              </text:list-item>
              <text:list-item>
                <text:p text:style-name="P39">Sonuçları göster butonuna tıklar </text:p>
              </text:list-item>
              <text:list-item>
                <text:p text:style-name="P52"><text:span text:style-name="T21">Sonuçlar listelenir.</text:span></text:p>
              </text:list-item>
              <text:list-item>
                <text:p text:style-name="P52"><text:span text:style-name="T22">Kullanıcı aradığı hesabı bulur. </text:span><text:span text:style-name="T21"><text:s/></text:span></text:p>
              </text:list-item>
            </text:list>
          </table:table-cell>
          <table:covered-table-cell/>
        </table:table-row>
      </table:table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 loext:marker-style-name="T2"><text:span text:style-name="T2">Senaryo ID</text:span></text:p>
          </table:table-cell>
          <table:table-cell table:style-name="Table2.A1" office:value-type="string">
            <text:p text:style-name="P8" loext:marker-style-name="T4"><text:span text:style-name="T4">UC</text:span><text:span text:style-name="T5">7</text:span><text:span text:style-name="T4"> (</text:span><text:span text:style-name="T5">Celal Berke Akyol</text:span><text:span text:style-name="T4">)</text:span></text:p>
          </table:table-cell>
        </table:table-row>
        <table:table-row table:style-name="Table2.1">
          <table:table-cell table:style-name="Table2.A1" office:value-type="string">
            <text:p text:style-name="P8" loext:marker-style-name="T2"><text:span text:style-name="T2">Senaryo Adı</text:span><text:span text:style-name="T2"/></text:p>
          </table:table-cell>
          <table:table-cell table:style-name="Table2.A1" office:value-type="string">
            <text:p text:style-name="P14" loext:marker-style-name="T4"><text:span text:style-name="T4">Profil Görüntüleme</text:span></text:p>
          </table:table-cell>
        </table:table-row>
        <table:table-row table:style-name="Table2.1">
          <table:table-cell table:style-name="Table2.A1" office:value-type="string">
            <text:p text:style-name="P8" loext:marker-style-name="T2"><text:span text:style-name="T2">Ana Aktör</text:span><text:span text:style-name="T2"/></text:p>
          </table:table-cell>
          <table:table-cell table:style-name="Table2.A1" office:value-type="string">
            <text:p text:style-name="P8" loext:marker-style-name="T4"><text:span text:style-name="T4">Kullanıcı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8" loext:marker-style-name="T2"><text:span text:style-name="T2">Ön Koşullar</text:span><text:span text:style-name="T2"/></text:p>
          </table:table-cell>
          <table:table-cell table:style-name="Table2.A1" office:value-type="string">
            <text:list xml:id="list371800924" text:style-name="L3">
              <text:list-item>
                <text:p text:style-name="P41" loext:marker-style-name="T4"><text:span text:style-name="T18">K</text:span><text:span text:style-name="T19">ullanıcının platformda hesabı olmalı ve giriş yapmış olmalı.</text:span></text:p>
              </text:list-item>
              <text:list-item>
                <text:p text:style-name="P45" loext:marker-style-name="T4"><text:span text:style-name="T18">Kullanıcı görüntülemek istediği profilin URL’sine sahip olmalı veya profil sahibinin adını bilmeli </text:span></text:p>
              </text:list-item>
              <text:list-item>
                <text:p text:style-name="P45" loext:marker-style-name="T4"><text:span text:style-name="T18">Kullanıcının internete erişimi olmalı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 loext:marker-style-name="T2"><text:span text:style-name="T2">Hedef Şartlar</text:span><text:span text:style-name="T2"/></text:p>
          </table:table-cell>
          <table:table-cell table:style-name="Table2.A1" office:value-type="string">
            <text:p text:style-name="P2"/>
            <text:list text:style-name="L4">
              <text:list-item>
                <text:p text:style-name="P58">Kullanıcı, profil sahibinin tüm bilgilerini ve paylaşımlarını görüntüleyebilir.</text:p>
              </text:list-item>
              <text:list-item>
                <text:p text:style-name="P47">Kullanıcı, profil sahibi ile etkileşime geçebilir. </text:p>
              </text:list-item>
            </text:list>
            <text:p text:style-name="P1"/>
            <text:p text:style-name="P1"/>
          </table:table-cell>
        </table:table-row>
        <table:table-row table:style-name="Table2.1">
          <table:table-cell table:style-name="Table2.A1" table:number-columns-spanned="2" office:value-type="string">
            <text:p text:style-name="P8" loext:marker-style-name="T2"><text:span text:style-name="T2">Ana Başarısı Senaryosu </text:span><text:span text:style-name="T2"/></text:p>
          </table:table-cell>
          <table:covered-table-cell/>
        </table:table-row>
        <text:soft-page-break/>
        <table:table-row table:style-name="Table2.7">
          <table:table-cell table:style-name="Table2.A1" table:number-columns-spanned="2" office:value-type="string">
            <text:list text:style-name="WWNum23">
              <text:list-item>
                <text:p text:style-name="P16" loext:marker-style-name="T12">Kullanıcının anasayfasında karşısına profil çıkar. </text:p>
              </text:list-item>
              <text:list-item>
                <text:p text:style-name="P16" loext:marker-style-name="T12">Kullanıcı, görüntülemek istediği hesabın profil fotoğrafına veya ismine tıklar.</text:p>
              </text:list-item>
              <text:list-item>
                <text:p text:style-name="P16" loext:marker-style-name="T12">Kullanıcı, profil sahibinin profil sayfasına yönlendirilir. </text:p>
              </text:list-item>
              <text:list-item>
                <text:p text:style-name="P16" loext:marker-style-name="T12">Kullanıcı, profil sahibinin bilgilerini görüntüler ve etkileşimde bulunabilir. </text:p>
              </text:list-item>
              <text:list-item>
                <text:p text:style-name="P16" loext:marker-style-name="T12">Kullanıcı işini bitirince ana sayfa butonuna tıklar ve anasayfaya yönlendirilir. </text:p>
                <text:p text:style-name="P9" loext:marker-style-name="T12"><text:span text:style-name="T12"/></text:p>
              </text:list-item>
            </text:list>
          </table:table-cell>
          <table:covered-table-cell/>
        </table:table-row>
        <table:table-row table:style-name="Table2.8">
          <table:table-cell table:style-name="Table2.A1" table:number-columns-spanned="2" office:value-type="string">
            <text:p text:style-name="P8" loext:marker-style-name="T4"><text:span text:style-name="T2">Genişlemeler</text:span><text:span text:style-name="T2"/></text:p>
          </table:table-cell>
          <table:covered-table-cell/>
        </table:table-row>
        <table:table-row table:style-name="Table2.9">
          <table:table-cell table:style-name="Table2.A1" table:number-columns-spanned="2" office:value-type="string">
            <text:p text:style-name="P8" loext:marker-style-name="T15"><text:span text:style-name="T16">1</text:span><text:span text:style-name="T15">a: </text:span><text:span text:style-name="T16">Kullanıcı profili arayarak bulmak ister</text:span></text:p>
            <text:list text:style-name="WWNum25">
              <text:list-item>
                <text:list>
                  <text:list-item>
                    <text:p text:style-name="P17" loext:marker-style-name="T13"><text:span text:style-name="T13">Kullanıcı arama butonuna tıklar. </text:span></text:p>
                  </text:list-item>
                  <text:list-item>
                    <text:p text:style-name="P17" loext:marker-style-name="T13"><text:span text:style-name="T13">Görüntülemek istediği profilin ismini yazar. </text:span></text:p>
                  </text:list-item>
                  <text:list-item>
                    <text:p text:style-name="P17" loext:marker-style-name="T13"><text:span text:style-name="T13">Sonuçlar kullanıcıya gösterilir.</text:span></text:p>
                  </text:list-item>
                  <text:list-item>
                    <text:p text:style-name="P17" loext:marker-style-name="T13"><text:span text:style-name="T13">Kullanıcı görüntülemek istediği profilin adına veya profil fotoğrafına tıklar. </text:span></text:p>
                  </text:list-item>
                  <text:list-item>
                    <text:p text:style-name="P17" loext:marker-style-name="T13"><text:span text:style-name="T13">Kullanıcı profile yönlendirilir.</text:span></text:p>
                  </text:list-item>
                  <text:list-item>
                    <text:p text:style-name="P17" loext:marker-style-name="T13"><text:span text:style-name="T13">Kullanıcı, profil sahibinin bilgilerini görüntüler ve etkişimde bulunur. </text:span></text:p>
                  </text:list-item>
                  <text:list-item>
                    <text:p text:style-name="P17" loext:marker-style-name="T13"><text:span text:style-name="T13">Kullanıcı işini bitirince ana sayfaya döner. </text:span></text:p>
                  </text:list-item>
                </text:list>
              </text:list-item>
            </text:list>
            <text:p text:style-name="P8" loext:marker-style-name="T15"><text:span text:style-name="T16">1b</text:span><text:span text:style-name="T15">: </text:span><text:span text:style-name="T16">Bağlantı listesindeki kişinin profili ziyaret edilmek istenir</text:span></text:p>
            <text:list text:style-name="WWNum24">
              <text:list-item>
                <text:list>
                  <text:list-item>
                    <text:p text:style-name="P10" loext:marker-style-name="T13"><text:span text:style-name="T13">Kullanıcı, “</text:span><text:span text:style-name="T14">bağlantılarım” listesine tıklar. </text:span></text:p>
                  </text:list-item>
                  <text:list-item>
                    <text:p text:style-name="P18" loext:marker-style-name="T13"><text:span text:style-name="T13">Kullanıcının bağlantıları listelenir.</text:span></text:p>
                  </text:list-item>
                  <text:list-item>
                    <text:p text:style-name="P18" loext:marker-style-name="T13"><text:span text:style-name="T13">Kullanıcı ziyaret etmek istediği profilin adına veya profil fotoğrafına tıklar </text:span></text:p>
                  </text:list-item>
                  <text:list-item>
                    <text:p text:style-name="P18" loext:marker-style-name="T13"><text:span text:style-name="T13">Kullanıcı profile yönlendirilir. </text:span></text:p>
                  </text:list-item>
                  <text:list-item>
                    <text:p text:style-name="P18" loext:marker-style-name="T13"><text:soft-page-break/><text:span text:style-name="T13">Kullanıcı profili görüntüler ve etkileşime geçebilir.</text:span></text:p>
                  </text:list-item>
                  <text:list-item>
                    <text:p text:style-name="P18" loext:marker-style-name="T13"><text:span text:style-name="T13">Kullanıcının işi bitince “ana sayfa” butonuna tıklar.</text:span></text:p>
                  </text:list-item>
                  <text:list-item>
                    <text:p text:style-name="P18" loext:marker-style-name="T13"><text:span text:style-name="T13">Kullanıcı ana sayfaya yönlendirilir. </text:span></text:p>
                  </text:list-item>
                </text:list>
              </text:list-item>
            </text:list>
            <text:p text:style-name="P11" loext:marker-style-name="T15"><text:span text:style-name="T15">1</text:span><text:span text:style-name="T16">c</text:span><text:span text:style-name="T15">: </text:span><text:span text:style-name="T16">Profilin url bilgileri kullanıcıda vardır. </text:span></text:p>
            <text:list text:style-name="L5">
              <text:list-item>
                <text:p text:style-name="P19">Kullanıcı platforma giriş yapar. </text:p>
              </text:list-item>
              <text:list-item>
                <text:p text:style-name="P19">Sahip olduğu url yi arama çubuğuna girer. </text:p>
              </text:list-item>
              <text:list-item>
                <text:p text:style-name="P19">Kullanıcı, görüntülenmek istenen profilin sayfasına yönlendirilir. </text:p>
              </text:list-item>
              <text:list-item>
                <text:p text:style-name="P19">Kullanıcı profili görüntüler ve etkileşime girer. </text:p>
              </text:list-item>
              <text:list-item>
                <text:p text:style-name="P19">Kullanıcı profilde işi bitince ana sayfa butonuna tıklar. </text:p>
              </text:list-item>
              <text:list-item>
                <text:p text:style-name="P19">Kullancı ana sayfaya yönlendirilir. </text:p>
              </text:list-item>
            </text:list>
          </table:table-cell>
          <table:covered-table-cell/>
        </table:table-row>
      </table:table>
      <text:p text:style-name="P48" loext:marker-style-name="T4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 loext:marker-style-name="T2"><text:span text:style-name="T2">Senaryo ID</text:span></text:p>
          </table:table-cell>
          <table:table-cell table:style-name="Table3.A1" office:value-type="string">
            <text:p text:style-name="P11" loext:marker-style-name="T4"><text:span text:style-name="T4">UC</text:span><text:span text:style-name="T5">8</text:span><text:span text:style-name="T4"> (</text:span><text:span text:style-name="T5">Celal Berke Akyol</text:span><text:span text:style-name="T4">)</text:span></text:p>
          </table:table-cell>
        </table:table-row>
        <table:table-row table:style-name="Table3.1">
          <table:table-cell table:style-name="Table3.A1" office:value-type="string">
            <text:p text:style-name="P11" loext:marker-style-name="T2"><text:span text:style-name="T2">Senaryo Adı</text:span></text:p>
          </table:table-cell>
          <table:table-cell table:style-name="Table3.A1" office:value-type="string">
            <text:p text:style-name="P14" loext:marker-style-name="T4"><text:span text:style-name="T4">Bağlantı kurma</text:span></text:p>
          </table:table-cell>
        </table:table-row>
        <table:table-row table:style-name="Table3.1">
          <table:table-cell table:style-name="Table3.A1" office:value-type="string">
            <text:p text:style-name="P11" loext:marker-style-name="T2"><text:span text:style-name="T2">Ana Aktör</text:span></text:p>
          </table:table-cell>
          <table:table-cell table:style-name="Table3.A1" office:value-type="string">
            <text:p text:style-name="P11" loext:marker-style-name="T4"><text:span text:style-name="T4">Kullanıcı</text:span></text:p>
          </table:table-cell>
        </table:table-row>
        <table:table-row table:style-name="Table3.1">
          <table:table-cell table:style-name="Table3.A1" office:value-type="string">
            <text:p text:style-name="P11" loext:marker-style-name="T2"><text:span text:style-name="T2">Ön Koşullar</text:span></text:p>
          </table:table-cell>
          <table:table-cell table:style-name="Table3.A1" office:value-type="string">
            <text:list xml:id="list162839232812560" text:continue-list="list371800924" text:style-name="L3">
              <text:list-item>
                <text:p text:style-name="P42" loext:marker-style-name="T4"><text:span text:style-name="T18">K</text:span><text:span text:style-name="T19">ullanıcının platformda hesabı olmalı ve giriş yapmış olmalı.</text:span></text:p>
              </text:list-item>
              <text:list-item>
                <text:p text:style-name="P45" loext:marker-style-name="T4"><text:span text:style-name="T18">Kullanıcı bağlantı kurmak istediği profilin URL’sine sahip olmalı veya profil sahibinin adını bilmeli </text:span></text:p>
              </text:list-item>
              <text:list-item>
                <text:p text:style-name="P45" loext:marker-style-name="T4"><text:span text:style-name="T18">Kullanıcının internete erişimi olmalı 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1" loext:marker-style-name="T2"><text:span text:style-name="T2">Hedef Şartlar</text:span></text:p>
          </table:table-cell>
          <table:table-cell table:style-name="Table3.A1" office:value-type="string">
            <text:p text:style-name="P3"/>
            <text:list text:style-name="L6">
              <text:list-item>
                <text:p text:style-name="P62">Bağlantı isteği gönderilir. </text:p>
              </text:list-item>
              <text:list-item>
                <text:p text:style-name="P62">Bağlantı kabul/red edilir.</text:p>
              </text:list-item>
              <text:list-item>
                <text:p text:style-name="P62"><text:soft-page-break/>Kullanıcıların bağlantı listesi güncellenir. </text:p>
              </text:list-item>
            </text:list>
            <text:p text:style-name="P54"/>
          </table:table-cell>
        </table:table-row>
        <table:table-row table:style-name="Table3.1">
          <table:table-cell table:style-name="Table3.A1" table:number-columns-spanned="2" office:value-type="string">
            <text:p text:style-name="P11" loext:marker-style-name="T2"><text:span text:style-name="T2">Ana Başarısı Senaryosu </text:span></text:p>
          </table:table-cell>
          <table:covered-table-cell/>
        </table:table-row>
        <table:table-row table:style-name="Table3.7">
          <table:table-cell table:style-name="Table3.A1" table:number-columns-spanned="2" office:value-type="string">
            <text:list text:style-name="L7">
              <text:list-item>
                <text:p text:style-name="P20">Kullanıcı arama aracılığı ile bağlantı adayı bulur. </text:p>
              </text:list-item>
              <text:list-item>
                <text:p text:style-name="P20">Kullanıcı, bağlantı kurmak istediği kullanıcının profiline tıklar. </text:p>
              </text:list-item>
              <text:list-item>
                <text:p text:style-name="P20">Kullanıcı, “bağlantı kur” butonuna tıklayarak bağlantı isteği gönderir.</text:p>
              </text:list-item>
              <text:list-item>
                <text:p text:style-name="P20">Bağlantı isteği karşı tarafa iletilir. </text:p>
              </text:list-item>
              <text:list-item>
                <text:p text:style-name="P20">Karşı taraf “bağlantı istekleri” butonuna tıklar.</text:p>
              </text:list-item>
              <text:list-item>
                <text:p text:style-name="P20">Karşı taraf, bağlantı isteklerini görüntüler.</text:p>
              </text:list-item>
              <text:list-item>
                <text:p text:style-name="P20">Karşı taraf bağlantı <text:s/>isteğini kabul eder. </text:p>
              </text:list-item>
              <text:list-item>
                <text:p text:style-name="P20">Her iki kullanıcının bağlantı listesi güncellenir. </text:p>
              </text:list-item>
            </text:list>
          </table:table-cell>
          <table:covered-table-cell/>
        </table:table-row>
        <table:table-row table:style-name="Table3.8">
          <table:table-cell table:style-name="Table3.A1" table:number-columns-spanned="2" office:value-type="string">
            <text:p text:style-name="P11" loext:marker-style-name="T4"><text:span text:style-name="T2">Genişlemeler</text:span></text:p>
          </table:table-cell>
          <table:covered-table-cell/>
        </table:table-row>
        <table:table-row table:style-name="Table3.9">
          <table:table-cell table:style-name="Table3.A1" table:number-columns-spanned="2" office:value-type="string">
            <text:p text:style-name="P11" loext:marker-style-name="T15"><text:span text:style-name="T16">1</text:span><text:span text:style-name="T15">a: </text:span><text:span text:style-name="T16">Sistem tarafından öneri yapılır</text:span></text:p>
            <text:list text:style-name="L8">
              <text:list-item>
                <text:p text:style-name="P21">Sistem ana sayfada kullanıcıya bağlantı önerisi sunar. </text:p>
              </text:list-item>
              <text:list-item>
                <text:p text:style-name="P21">Kullanıcı ana sayfa da bulunan bağlantı önerisi kısmında bulunan “bağlantı kur” butonuna tıklar</text:p>
              </text:list-item>
              <text:list-item>
                <text:p text:style-name="P21">Karşı tarafa bağlantı isteği gönderilir. </text:p>
              </text:list-item>
              <text:list-item>
                <text:p text:style-name="P21">Karşı taraf “bağlantı istekleri” butonuna tıklar.</text:p>
              </text:list-item>
              <text:list-item>
                <text:p text:style-name="P21">Karşı taraf, bağlantı isteklerini listeler. </text:p>
              </text:list-item>
              <text:list-item>
                <text:p text:style-name="P21">Karşı taraf, gönderilen bağlantı isteğini kabul eder. </text:p>
              </text:list-item>
              <text:list-item>
                <text:p text:style-name="P21">Sistem iki kullanıcınında bağlantı listesini günceller. </text:p>
              </text:list-item>
            </text:list>
            <text:p text:style-name="P11" loext:marker-style-name="T15"><text:span text:style-name="T16">3a</text:span><text:span text:style-name="T15">: <text:s/></text:span><text:span text:style-name="T16">Bağlantı isteğini geri çekme</text:span></text:p>
            <text:list text:style-name="L9">
              <text:list-item>
                <text:p text:style-name="P22"><text:soft-page-break/>Kullanıcı arama aracılığı ile bağlantı adayı bulur. </text:p>
              </text:list-item>
              <text:list-item>
                <text:p text:style-name="P22">Kullanıcı, bağlantı kurmak istediği kullanıcının profiline tıklar. </text:p>
              </text:list-item>
              <text:list-item>
                <text:p text:style-name="P22">Kullanıcı, “bağlantı kur” butonu yerine “bağlantı bekleniyor” butonunu görür.</text:p>
              </text:list-item>
              <text:list-item>
                <text:p text:style-name="P22">Kullanıcı, önceden gönderdiği bağlantının daha onaylanmamış olduğunu görür. </text:p>
              </text:list-item>
              <text:list-item>
                <text:p text:style-name="P22">Kullancı, “Bağlantı bekleniyor” butonuna tıklar ve bağlantı isteğini geri çeker.</text:p>
              </text:list-item>
              <text:list-item>
                <text:p text:style-name="P22">Gönderilen Bağlantı isteği diğer kullanıcının bağlantı listesinden kaldırılır. </text:p>
              </text:list-item>
              <text:list-item>
                <text:p text:style-name="P22">“Bağlantı bekleniyor” butonu “bağlantı kur” butonuna dönüşür.</text:p>
              </text:list-item>
            </text:list>
            <text:p text:style-name="P11" loext:marker-style-name="T15"><text:span text:style-name="T16">7a</text:span><text:span text:style-name="T15">: </text:span><text:span text:style-name="T16">Kullanıcı yanlışıklar bağlantıyı reddeder </text:span></text:p>
            <text:list text:style-name="L10">
              <text:list-item>
                <text:p text:style-name="P23">Kullanıcı arama aracılığı ile bağlantı adayı bulur. </text:p>
              </text:list-item>
              <text:list-item>
                <text:p text:style-name="P23">Kullanıcı, bağlantı kurmak istediği kullanıcının profiline tıklar. </text:p>
              </text:list-item>
              <text:list-item>
                <text:p text:style-name="P23">Kullanıcı, “bağlantı kur” butonuna tıklayarak bağlantı isteği gönderir.</text:p>
              </text:list-item>
              <text:list-item>
                <text:p text:style-name="P23">Bağlantı isteği karşı tarafa iletilir. </text:p>
              </text:list-item>
              <text:list-item>
                <text:p text:style-name="P23">Karşı taraf “bağlantı istekleri” butonuna tıklar.</text:p>
              </text:list-item>
              <text:list-item>
                <text:p text:style-name="P23">Karşı taraf, bağlantı isteklerini görüntüler.</text:p>
              </text:list-item>
              <text:list-item>
                <text:p text:style-name="P23">Karşı taraf bağlantı <text:s/>isteğini yanlışıkla reddeder. </text:p>
              </text:list-item>
              <text:list-item>
                <text:p text:style-name="P23">Karşı taraf bağlantı gönderen kişinin profiline girer. </text:p>
              </text:list-item>
              <text:list-item>
                <text:p text:style-name="P23">“Bağlantı kur” <text:s/>butonuna tıklayarak bağlantı isteği gönderir. </text:p>
              </text:list-item>
              <text:list-item>
                <text:p text:style-name="P23"><text:s/>Ana başarı senaryosuna göre diğer adımlar devam eder. </text:p>
              </text:list-item>
            </text:list>
          </table:table-cell>
          <table:covered-table-cell/>
        </table:table-row>
      </table:table>
      <text:p text:style-name="P49" loext:marker-style-name="T4"/>
      <text:p text:style-name="P48" loext:marker-style-name="T4"/>
      <text:p text:style-name="P48" loext:marker-style-name="T4"><text:soft-page-break/></text:p>
      <text:p text:style-name="P50" loext:marker-style-name="T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 loext:marker-style-name="T2"><text:span text:style-name="T2">Senaryo ID</text:span></text:p>
          </table:table-cell>
          <table:table-cell table:style-name="Table4.A1" office:value-type="string">
            <text:p text:style-name="P13" loext:marker-style-name="T4"><text:span text:style-name="T4">UC</text:span><text:span text:style-name="T6">11</text:span><text:span text:style-name="T4"> (</text:span><text:span text:style-name="T5">Celal Berke Akyol</text:span><text:span text:style-name="T4">)</text:span></text:p>
          </table:table-cell>
        </table:table-row>
        <table:table-row table:style-name="Table4.1">
          <table:table-cell table:style-name="Table4.A1" office:value-type="string">
            <text:p text:style-name="P13" loext:marker-style-name="T2"><text:span text:style-name="T2">Senaryo Adı</text:span></text:p>
          </table:table-cell>
          <table:table-cell table:style-name="Table4.A1" office:value-type="string">
            <text:p text:style-name="P29" loext:marker-style-name="T4"><text:span text:style-name="T4">Kullancı Önerme</text:span></text:p>
          </table:table-cell>
        </table:table-row>
        <table:table-row table:style-name="Table4.1">
          <table:table-cell table:style-name="Table4.A1" office:value-type="string">
            <text:p text:style-name="P13" loext:marker-style-name="T2"><text:span text:style-name="T2">Ana Aktör</text:span></text:p>
          </table:table-cell>
          <table:table-cell table:style-name="Table4.A1" office:value-type="string">
            <text:p text:style-name="P29" loext:marker-style-name="T4">Sistem</text:p>
          </table:table-cell>
        </table:table-row>
        <table:table-row table:style-name="Table4.1">
          <table:table-cell table:style-name="Table4.A1" office:value-type="string">
            <text:p text:style-name="P13" loext:marker-style-name="T2"><text:span text:style-name="T2">Ön Koşullar</text:span></text:p>
          </table:table-cell>
          <table:table-cell table:style-name="Table4.A1" office:value-type="string">
            <text:list xml:id="list162839722567453" text:continue-list="list162839232812560" text:style-name="L3">
              <text:list-item>
                <text:p text:style-name="P43" loext:marker-style-name="T4"><text:span text:style-name="T18">K</text:span><text:span text:style-name="T19">ullanıcının platformda hesabı olmalı ve giriş yapmış olmalı.</text:span></text:p>
              </text:list-item>
              <text:list-item>
                <text:p text:style-name="P43" loext:marker-style-name="T4"><text:span text:style-name="T19"><text:s/></text:span><text:span text:style-name="T18">Kullanıcı, platformda bir süredir aktif olmalıdır.</text:span></text:p>
              </text:list-item>
              <text:list-item>
                <text:p text:style-name="P63" loext:marker-style-name="T4"><text:span text:style-name="T19">Kullanıcı, platformda belirli bir etkileşim seviyesine ulaşmış olmalıdır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3" loext:marker-style-name="T2"><text:span text:style-name="T2">Hedef Şartlar</text:span></text:p>
          </table:table-cell>
          <table:table-cell table:style-name="Table4.A1" office:value-type="string">
            <text:list text:style-name="L11">
              <text:list-item>
                <text:p text:style-name="P60"><text:span text:style-name="T23">Kullanıcıya, platformda ilgisini çekebilecek diğer kullanıcılar önerilmelidir.</text:span></text:p>
              </text:list-item>
              <text:list-item>
                <text:p text:style-name="P64"><text:span text:style-name="T23">Kullanıcı, önerilen kullanıcıların profillerini ziyaret edebilmeli.</text:span></text:p>
              </text:list-item>
              <text:list-item>
                <text:p text:style-name="P60"><text:span text:style-name="T23">Kullanıcı, önerilen kullanıcılarla bağlantı kurabilmelidir.</text:span></text:p>
                <text:p text:style-name="P60"><text:span text:style-name="T23"/></text:p>
              </text:list-item>
            </text:list>
            <text:p text:style-name="P55"><text:s text:c="4"/></text:p>
          </table:table-cell>
        </table:table-row>
        <table:table-row table:style-name="Table4.1">
          <table:table-cell table:style-name="Table4.A1" table:number-columns-spanned="2" office:value-type="string">
            <text:p text:style-name="P13" loext:marker-style-name="T2"><text:span text:style-name="T2">Ana Başarısı Senaryosu </text:span></text:p>
          </table:table-cell>
          <table:covered-table-cell/>
        </table:table-row>
        <table:table-row table:style-name="Table4.7">
          <table:table-cell table:style-name="Table4.A1" table:number-columns-spanned="2" office:value-type="string">
            <text:list text:style-name="L12">
              <text:list-item>
                <text:p text:style-name="P24">Kullanıcı <text:span text:style-name="T24">hesap oluşturur.</text:span></text:p>
              </text:list-item>
              <text:list-item>
                <text:p text:style-name="P30">Profil bilgilerini doldurur.</text:p>
              </text:list-item>
              <text:list-item>
                <text:p text:style-name="P56">Kullanıcı, platformda belirli bir süre aktif olur ve belirli bir etkileşim seviyesine ulaşır.</text:p>
              </text:list-item>
              <text:list-item>
                <text:p text:style-name="P56">Sistem kullanıcının verilerini toplar.</text:p>
              </text:list-item>
              <text:list-item>
                <text:p text:style-name="P56"><text:soft-page-break/>Sistem, kullanıcının profilini ve platformdaki etkileşimlerini analiz eder.</text:p>
              </text:list-item>
              <text:list-item>
                <text:p text:style-name="P56">Sistem, kullanıcının profiline ve etkileşimlerine benzer profillere sahip diğer kullanıcıları önerir.</text:p>
              </text:list-item>
              <text:list-item>
                <text:p text:style-name="P56">Kullanıcı, önerilen kullanıcılar listesini ana sayfa üzerindeki “önerilenler” kısmından görüntüler.</text:p>
              </text:list-item>
              <text:list-item>
                <text:p text:style-name="P56">Kullanıcı, önerilen kullanıcıların profillerini ziyaret eder.</text:p>
              </text:list-item>
              <text:list-item>
                <text:p text:style-name="P56">Kullanıcı, "Bağlantı Kur" veya "Mesaj Gönder" gibi seçenekleri kullanarak önerilen kullanıcılarla bağlantı kurabilir.</text:p>
              </text:list-item>
            </text:list>
            <text:p text:style-name="P29"/>
          </table:table-cell>
          <table:covered-table-cell/>
        </table:table-row>
        <table:table-row table:style-name="Table4.8">
          <table:table-cell table:style-name="Table4.A1" table:number-columns-spanned="2" office:value-type="string">
            <text:p text:style-name="P13" loext:marker-style-name="T4"><text:span text:style-name="T2">Genişlemeler</text:span>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3" loext:marker-style-name="T15"><text:span text:style-name="T17">2</text:span><text:span text:style-name="T15">a: </text:span><text:span text:style-name="T16">Sistem tarafından </text:span><text:span text:style-name="T17">tam profil dolumu </text:span><text:span text:style-name="T16">öneri</text:span><text:span text:style-name="T17">si </text:span><text:span text:style-name="T16">yapılır</text:span></text:p>
            <text:list text:style-name="L13">
              <text:list-item>
                <text:p text:style-name="P31">Kullanıcı platforma üye olur. </text:p>
              </text:list-item>
              <text:list-item>
                <text:p text:style-name="P31">Profilindeki zorunlu alanları doldurur.</text:p>
              </text:list-item>
              <text:list-item>
                <text:p text:style-name="P31">Profilindeki diğer alanları doldurmaz. </text:p>
              </text:list-item>
              <text:list-item>
                <text:p text:style-name="P31">Sistem, kullanıcı önerilerinin daha iyi olması için profil bilgilerinin tam doldurulmasını önerir. </text:p>
              </text:list-item>
              <text:list-item>
                <text:p text:style-name="P31">Kullanıcı profil bilgilerini tam doldurur. </text:p>
              </text:list-item>
              <text:list-item>
                <text:p text:style-name="P31">Ana başarım senaryosu 3. maddeden devam eder. </text:p>
              </text:list-item>
            </text:list>
            <text:p text:style-name="P13" loext:marker-style-name="T15"><text:span text:style-name="T17">7</text:span><text:span text:style-name="T16">a</text:span><text:span text:style-name="T15">: <text:s/></text:span><text:span text:style-name="T17">Önerilen listesi boş olur </text:span></text:p>
            <text:list text:style-name="L14">
              <text:list-item>
                <text:p text:style-name="P25">Kullanıcı<text:span text:style-name="T24">nın yeterli bilgisi olmadığı için “önerilenler “ listesi sistem tarafından boş bırakılır.</text:span></text:p>
              </text:list-item>
              <text:list-item>
                <text:p text:style-name="P70">Sistem, kullanıcıya profilindeki bilgileri tam olarak doldurması ve platformda vakit geçirmesi bilgisini veri<text:span text:style-name="T24">r</text:span>.</text:p>
                <text:p text:style-name="P70"/>
              </text:list-item>
            </text:list>
            <text:p text:style-name="P13" loext:marker-style-name="T15"><text:soft-page-break/><text:span text:style-name="T17">6</text:span><text:span text:style-name="T16">a</text:span><text:span text:style-name="T15">: </text:span><text:span text:style-name="T17">Kullanıcı önerilen kullanıcıyı beğenmez</text:span></text:p>
            <text:list text:style-name="L15">
              <text:list-item>
                <text:p text:style-name="P26">Kullanıcı <text:span text:style-name="T24">hesap oluşturur.</text:span></text:p>
              </text:list-item>
              <text:list-item>
                <text:p text:style-name="P32">Profil bilgilerini doldurur.</text:p>
              </text:list-item>
              <text:list-item>
                <text:p text:style-name="P57">Kullanıcı, platformda belirli bir süre aktif olur ve belirli bir etkileşim seviyesine ulaşır.</text:p>
              </text:list-item>
              <text:list-item>
                <text:p text:style-name="P57">Sistem kullanıcının verilerini toplar.</text:p>
              </text:list-item>
              <text:list-item>
                <text:p text:style-name="P57">Sistem, kullanıcının profilini ve platformdaki etkileşimlerini analiz eder.</text:p>
              </text:list-item>
              <text:list-item>
                <text:p text:style-name="P57">Sistem, kullanıcının profiline ve etkileşimlerine benzer profillere sahip diğer kullanıcıları önerir.</text:p>
              </text:list-item>
              <text:list-item>
                <text:p text:style-name="P57">Kullanıcı, önerilen kullanıcılar listesini ana sayfa üzerindeki “önerilenler” kısmından görüntüler.</text:p>
              </text:list-item>
              <text:list-item>
                <text:p text:style-name="P57">Kullanıcı, önerilen kullanıcı dikkatini çekmediği için “ilgilenmiyorum” butonuna tıklar.</text:p>
              </text:list-item>
              <text:list-item>
                <text:p text:style-name="P57">Sistem bir daha bu kişiyi kullanıcıya göstermez. </text:p>
              </text:list-item>
            </text:list>
          </table:table-cell>
          <table:covered-table-cell/>
        </table:table-row>
      </table:table>
      <text:p text:style-name="P51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3" loext:marker-style-name="T2"><text:span text:style-name="T2">Senaryo ID</text:span></text:p>
          </table:table-cell>
          <table:table-cell table:style-name="Table5.A1" office:value-type="string">
            <text:p text:style-name="P13" loext:marker-style-name="T4"><text:span text:style-name="T4">UC</text:span><text:span text:style-name="T6">19</text:span><text:span text:style-name="T4"> (</text:span><text:span text:style-name="T6">Mesaj gönderme</text:span><text:span text:style-name="T4">)</text:span></text:p>
          </table:table-cell>
        </table:table-row>
        <table:table-row table:style-name="Table5.1">
          <table:table-cell table:style-name="Table5.A1" office:value-type="string">
            <text:p text:style-name="P13" loext:marker-style-name="T2"><text:span text:style-name="T2">Senaryo Adı</text:span></text:p>
          </table:table-cell>
          <table:table-cell table:style-name="Table5.A1" office:value-type="string">
            <text:p text:style-name="P29" loext:marker-style-name="T4"><text:span text:style-name="T4">Mesaj gönderme</text:span></text:p>
          </table:table-cell>
        </table:table-row>
        <table:table-row table:style-name="Table5.1">
          <table:table-cell table:style-name="Table5.A1" office:value-type="string">
            <text:p text:style-name="P13" loext:marker-style-name="T2"><text:span text:style-name="T2">Ana Aktör</text:span></text:p>
          </table:table-cell>
          <table:table-cell table:style-name="Table5.A1" office:value-type="string">
            <text:p text:style-name="P13" loext:marker-style-name="T4"><text:span text:style-name="T4">Kullanıcı</text:span></text:p>
          </table:table-cell>
        </table:table-row>
        <table:table-row table:style-name="Table5.1">
          <table:table-cell table:style-name="Table5.A1" office:value-type="string">
            <text:p text:style-name="P13" loext:marker-style-name="T2"><text:span text:style-name="T2">Ön Koşullar</text:span></text:p>
          </table:table-cell>
          <table:table-cell table:style-name="Table5.A1" office:value-type="string">
            <text:list xml:id="list162840405053210" text:continue-list="list162839722567453" text:style-name="L3">
              <text:list-item>
                <text:p text:style-name="P43" loext:marker-style-name="T4"><text:span text:style-name="T20">Her iki k</text:span><text:span text:style-name="T19">ullanıcının platformda hesabı olmalı ve giriş yapmış olmalı.</text:span></text:p>
              </text:list-item>
              <text:list-item>
                <text:p text:style-name="P46" loext:marker-style-name="T4"><text:span text:style-name="T18">Kullanıcının internete erişimi olmalı 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3" loext:marker-style-name="T2"><text:span text:style-name="T2">Hedef Şartlar</text:span></text:p>
          </table:table-cell>
          <table:table-cell table:style-name="Table5.A1" office:value-type="string">
            <text:list text:style-name="L16">
              <text:list-item>
                <text:p text:style-name="P61"><text:span text:style-name="T24">Mesaj gönderilir.</text:span></text:p>
              </text:list-item>
              <text:list-item>
                <text:p text:style-name="P65">Mesaj alınır.</text:p>
              </text:list-item>
              <text:list-item>
                <text:p text:style-name="P65"><text:soft-page-break/>Mesajlar saklanır</text:p>
              </text:list-item>
              <text:list-item>
                <text:p text:style-name="P65">Gönderiler mesaj ile iletilebilir.</text:p>
              </text:list-item>
            </text:list>
            <text:p text:style-name="P55"/>
          </table:table-cell>
        </table:table-row>
        <table:table-row table:style-name="Table5.1">
          <table:table-cell table:style-name="Table5.A1" table:number-columns-spanned="2" office:value-type="string">
            <text:p text:style-name="P13" loext:marker-style-name="T2"><text:span text:style-name="T2">Ana Başarısı Senaryosu </text:span></text:p>
          </table:table-cell>
          <table:covered-table-cell/>
        </table:table-row>
        <table:table-row table:style-name="Table5.7">
          <table:table-cell table:style-name="Table5.A1" table:number-columns-spanned="2" office:value-type="string">
            <text:list text:style-name="L17">
              <text:list-item>
                <text:p text:style-name="P33">Kullanıcı hesabına giriş yapar. </text:p>
              </text:list-item>
              <text:list-item>
                <text:p text:style-name="P33"><text:s/>Mesajlar sayfasına girer.</text:p>
              </text:list-item>
              <text:list-item>
                <text:p text:style-name="P33">Aktif sohbetler listelenir. </text:p>
              </text:list-item>
              <text:list-item>
                <text:p text:style-name="P33">Mesajlaşmak istediği kişiyi seçer.</text:p>
              </text:list-item>
              <text:list-item>
                <text:p text:style-name="P33">Gelen mesajları okur.</text:p>
              </text:list-item>
              <text:list-item>
                <text:p text:style-name="P33">Mesaj yazar ve gönder butonuna tıklar. <text:s/></text:p>
              </text:list-item>
              <text:list-item>
                <text:p text:style-name="P33">Sistem mesajı veri tabanına kayıt eder.</text:p>
              </text:list-item>
              <text:list-item>
                <text:p text:style-name="P33">Karşı tarafa “yeni mesaj “ bildirimi gider. </text:p>
              </text:list-item>
            </text:list>
          </table:table-cell>
          <table:covered-table-cell/>
        </table:table-row>
        <table:table-row table:style-name="Table5.8">
          <table:table-cell table:style-name="Table5.A1" table:number-columns-spanned="2" office:value-type="string">
            <text:p text:style-name="P13" loext:marker-style-name="T4"><text:span text:style-name="T2">Genişlemeler</text:span></text:p>
          </table:table-cell>
          <table:covered-table-cell/>
        </table:table-row>
        <table:table-row table:style-name="Table5.9">
          <table:table-cell table:style-name="Table5.A1" table:number-columns-spanned="2" office:value-type="string">
            <text:p text:style-name="P13" loext:marker-style-name="T15"><text:span text:style-name="T16">1</text:span><text:span text:style-name="T15">a: </text:span><text:span text:style-name="T17">Aktif sohbet yoktur </text:span></text:p>
            <text:list text:style-name="L18">
              <text:list-item>
                <text:p text:style-name="P34">Kullanıcı hesabına girer. </text:p>
              </text:list-item>
              <text:list-item>
                <text:p text:style-name="P34">Mesajlar sayfasına girer. </text:p>
              </text:list-item>
              <text:list-item>
                <text:p text:style-name="P34">Mesaj atmak istediği kişi ile aktif sohbeti yoktur. </text:p>
              </text:list-item>
              <text:list-item>
                <text:p text:style-name="P34">Yeni sohbet butonuna tıklar.</text:p>
              </text:list-item>
              <text:list-item>
                <text:p text:style-name="P34">Mesaj göndereceği kişiyi seçer.</text:p>
              </text:list-item>
              <text:list-item>
                <text:p text:style-name="P34">Mesaj gönderir ve yeni sohbet oluşur.</text:p>
              </text:list-item>
              <text:list-item>
                <text:p text:style-name="P34">Sistem mesajı ve sohbeti kaydeder. </text:p>
              </text:list-item>
              <text:list-item>
                <text:p text:style-name="P34">Karşı tarafa “yeni mesaj” bildirimi gider. </text:p>
              </text:list-item>
            </text:list>
            <text:p text:style-name="P13" loext:marker-style-name="T15"><text:soft-page-break/><text:span text:style-name="T17">6</text:span><text:span text:style-name="T16">a</text:span><text:span text:style-name="T15">: <text:s/></text:span><text:span text:style-name="T17">Kullanıcı mesajı oluşturup göndermek istemez</text:span></text:p>
            <text:list text:style-name="L19">
              <text:list-item>
                <text:p text:style-name="P35">Kullanıcı mesaj oluşturur. </text:p>
              </text:list-item>
              <text:list-item>
                <text:p text:style-name="P35">Mesajı göndermeden sohbetten çıkmak ister. </text:p>
              </text:list-item>
              <text:list-item>
                <text:p text:style-name="P35">Sistem mesajınız gönderilmedi uyarısı verir. </text:p>
              </text:list-item>
              <text:list-item>
                <text:p text:style-name="P35">Sistem “sohbetten yinede çık” ve “ mesajı taslak olarak kaydet” seçenekleri sunar. </text:p>
              </text:list-item>
              <text:list-item>
                <text:p text:style-name="P35">Kullanıcı 2 seçenekten birisini seçer. <text:s/></text:p>
              </text:list-item>
            </text:list>
            <text:p text:style-name="P13" loext:marker-style-name="T15"><text:span text:style-name="T16">7a</text:span><text:span text:style-name="T15">: </text:span><text:span text:style-name="T17">Kullanıcı mesajı silmek ister </text:span></text:p>
            <text:list text:style-name="L20">
              <text:list-item>
                <text:p text:style-name="P36">Kullanıcı mesajı gönderir. </text:p>
              </text:list-item>
              <text:list-item>
                <text:p text:style-name="P36">Sistem mesajı veri tabanına kaydeder. </text:p>
              </text:list-item>
              <text:list-item>
                <text:p text:style-name="P36">Kullanıcı gönderdiği mesajın üstüne tıklar.</text:p>
              </text:list-item>
              <text:list-item>
                <text:p text:style-name="P36">Çıkan seçeneklerden “mesajı sil” seçeneğine tıklar. </text:p>
              </text:list-item>
              <text:list-item>
                <text:p text:style-name="P36">Mesaj her iki taraftan silinir. </text:p>
              </text:list-item>
            </text:list>
            <text:p text:style-name="P29"/>
          </table:table-cell>
          <table:covered-table-cell/>
        </table:table-row>
      </table:table>
      <text:p text:style-name="P51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3" loext:marker-style-name="T2"><text:span text:style-name="T2">Senaryo ID</text:span></text:p>
          </table:table-cell>
          <table:table-cell table:style-name="Table6.A1" office:value-type="string">
            <text:p text:style-name="P13" loext:marker-style-name="T4"><text:span text:style-name="T4">UC</text:span><text:span text:style-name="T6">20</text:span><text:span text:style-name="T4"> (</text:span><text:span text:style-name="T6">Celal Berke Akyol</text:span><text:span text:style-name="T4">)</text:span></text:p>
          </table:table-cell>
        </table:table-row>
        <table:table-row table:style-name="Table6.1">
          <table:table-cell table:style-name="Table6.A1" office:value-type="string">
            <text:p text:style-name="P13" loext:marker-style-name="T2"><text:span text:style-name="T2">Senaryo Adı</text:span></text:p>
          </table:table-cell>
          <table:table-cell table:style-name="Table6.A1" office:value-type="string">
            <text:p text:style-name="P29" loext:marker-style-name="T4"><text:span text:style-name="T4">Mesaj filtreleme</text:span></text:p>
          </table:table-cell>
        </table:table-row>
        <table:table-row table:style-name="Table6.1">
          <table:table-cell table:style-name="Table6.A1" office:value-type="string">
            <text:p text:style-name="P13" loext:marker-style-name="T2"><text:span text:style-name="T2">Ana Aktör</text:span></text:p>
          </table:table-cell>
          <table:table-cell table:style-name="Table6.A1" office:value-type="string">
            <text:p text:style-name="P13" loext:marker-style-name="T4"><text:span text:style-name="T4">Kullanıcı</text:span></text:p>
          </table:table-cell>
        </table:table-row>
        <table:table-row table:style-name="Table6.1">
          <table:table-cell table:style-name="Table6.A1" office:value-type="string">
            <text:p text:style-name="P13" loext:marker-style-name="T2"><text:span text:style-name="T2">Ön Koşullar</text:span></text:p>
          </table:table-cell>
          <table:table-cell table:style-name="Table6.A1" office:value-type="string">
            <text:list text:continue-list="list162840405053210" text:style-name="L3">
              <text:list-item>
                <text:p text:style-name="P43" loext:marker-style-name="T4"><text:span text:style-name="T18">K</text:span><text:span text:style-name="T19">ullanıcının platformda hesabı olmalı ve giriş yapmış olmalı.</text:span></text:p>
              </text:list-item>
              <text:list-item>
                <text:p text:style-name="P46" loext:marker-style-name="T4"><text:span text:style-name="T18">Kullanıcının internete erişimi olmalı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3" loext:marker-style-name="T2"><text:span text:style-name="T2">Hedef Şartlar</text:span></text:p>
          </table:table-cell>
          <table:table-cell table:style-name="Table6.A1" office:value-type="string">
            <text:list text:style-name="L21">
              <text:list-item>
                <text:p text:style-name="P71">Kullanıcı, mesajlarını belirli kriterlere göre filtreleyebilmelidir.</text:p>
              </text:list-item>
              <text:list-item>
                <text:p text:style-name="P72"><text:soft-page-break/>Kullanıcı, filtreleme seçeneklerini istediği zaman değiştirebilir veya sıfırlayabilir.</text:p>
              </text:list-item>
            </text:list>
            <text:p text:style-name="P59"/>
          </table:table-cell>
        </table:table-row>
        <table:table-row table:style-name="Table6.1">
          <table:table-cell table:style-name="Table6.A1" table:number-columns-spanned="2" office:value-type="string">
            <text:p text:style-name="P13" loext:marker-style-name="T2"><text:span text:style-name="T2">Ana Başarısı Senaryosu 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list text:style-name="L22">
              <text:list-item>
                <text:p text:style-name="P27">Kullanıcı <text:span text:style-name="T24">hesabına giriş yapar. </text:span></text:p>
              </text:list-item>
              <text:list-item>
                <text:p text:style-name="P73">Kullanıcı, “Mesajlar “ <text:span text:style-name="T24">sayfasına gider. </text:span></text:p>
              </text:list-item>
              <text:list-item>
                <text:p text:style-name="P66">Mesajlar sayfasında bulunan “Filtrele” butonuna tıklar. </text:p>
              </text:list-item>
              <text:list-item>
                <text:p text:style-name="P66">Sistem mesaj filtreleme seçenekleri sunar. </text:p>
              </text:list-item>
              <text:list-item>
                <text:p text:style-name="P66">Kullanıcı filtreleme seçeneklerini seçer.</text:p>
              </text:list-item>
              <text:list-item>
                <text:p text:style-name="P66">Kullanıcı, Filtreleme işlemini tamamlamak için “onayla” butonuna tıklar.</text:p>
              </text:list-item>
              <text:list-item>
                <text:p text:style-name="P66">Sistem seçenekleri kayıt eder.</text:p>
              </text:list-item>
              <text:list-item>
                <text:p text:style-name="P66">Sistem kriterlere uyan mesajları listeler ve kullanıcıya gösterir. </text:p>
              </text:list-item>
              <text:list-item>
                <text:p text:style-name="P66">Kullanıcı filtrelenmiş sonuçları görüntüler. <text:s/></text:p>
              </text:list-item>
            </text:list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13" loext:marker-style-name="T4"><text:span text:style-name="T2">Genişlemeler</text:span></text:p>
          </table:table-cell>
          <table:covered-table-cell/>
        </table:table-row>
        <table:table-row table:style-name="Table6.9">
          <table:table-cell table:style-name="Table6.A1" table:number-columns-spanned="2" office:value-type="string">
            <text:p text:style-name="P13" loext:marker-style-name="T15"><text:span text:style-name="T17">5</text:span><text:span text:style-name="T15">a: </text:span><text:span text:style-name="T17">Kullanıcı birden fazla filtreleme seçeneği uygulamak ister</text:span></text:p>
            <text:list text:style-name="L23">
              <text:list-item>
                <text:p text:style-name="P37">Sitem mesaj filtreleme seçenekleri sunar. </text:p>
              </text:list-item>
              <text:list-item>
                <text:p text:style-name="P37">Kullanıcı birden fazla filtre seçer. </text:p>
              </text:list-item>
              <text:list-item>
                <text:p text:style-name="P67">Kullanıcı, Filtreleme işlemini tamamlamak için “onayla” butonuna tıklar.</text:p>
              </text:list-item>
              <text:list-item>
                <text:p text:style-name="P67">Sistem kriterlere uyan mesajları listeler ve kullanıcıya gösterir. </text:p>
              </text:list-item>
              <text:list-item>
                <text:p text:style-name="P67">Kullanıcı filtrelenmiş sonuçları görüntüler. <text:s/></text:p>
              </text:list-item>
            </text:list>
            <text:p text:style-name="P13" loext:marker-style-name="T15"><text:span text:style-name="T17">5b</text:span><text:span text:style-name="T15">: <text:s/></text:span><text:span text:style-name="T17">Kullanıcı <text:s/>seçenekleri değiştirmek ister </text:span></text:p>
            <text:list text:style-name="L24">
              <text:list-item>
                <text:p text:style-name="P38">Kullanıcı filtreleme seçeneklerini seçer. </text:p>
              </text:list-item>
              <text:list-item>
                <text:p text:style-name="P38">Seçenekleri değiştirmek için tekrar “filtrele” butonuna tıklar. </text:p>
              </text:list-item>
              <text:list-item>
                <text:p text:style-name="P38"><text:soft-page-break/>Sistem seçenekleri tekrar ekrana getirir. </text:p>
              </text:list-item>
              <text:list-item>
                <text:p text:style-name="P38">Kullanıcı yeni filtreleme seçeneği ekler veya kayıt edilmiş seçeneği siler.</text:p>
              </text:list-item>
              <text:list-item>
                <text:p text:style-name="P68">Kullanıcı, Filtreleme işlemini tamamlamak için “onayla” butonuna tıklar.</text:p>
              </text:list-item>
              <text:list-item>
                <text:p text:style-name="P68">Sistem seçenekleri kayıt eder.</text:p>
              </text:list-item>
              <text:list-item>
                <text:p text:style-name="P68">Sistem kriterlere uyan mesajları listeler ve kullanıcıya gösterir. </text:p>
              </text:list-item>
              <text:list-item>
                <text:p text:style-name="P68">Kullanıcı filtrelenmiş sonuçları görüntüler. <text:s/></text:p>
              </text:list-item>
            </text:list>
            <text:p text:style-name="P13" loext:marker-style-name="T15"><text:span text:style-name="T17">7a</text:span><text:span text:style-name="T15">: </text:span><text:span text:style-name="T17">Kullanıcı filtreleme seçeneklerini sıfırlamak ister </text:span></text:p>
            <text:list text:style-name="L25">
              <text:list-item>
                <text:p text:style-name="P28">K<text:span text:style-name="T24">ullanıcı filtreleri seçer. </text:span></text:p>
              </text:list-item>
              <text:list-item>
                <text:p text:style-name="P69">Kullanıcı filtreleri sıfırlamak için “Seçenekleri sıfırla” butonuna tıklar. </text:p>
              </text:list-item>
              <text:list-item>
                <text:p text:style-name="P69">Seçilen tüm filtreleme seçenekleri kaldırılır. </text:p>
                <text:p text:style-name="P69"/>
              </text:list-item>
            </text:list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/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/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tr" fo:country="TR"/>
    </style:style>
    <style:page-layout style:name="Mpm1">
      <style:page-layout-properties fo:page-width="21.59cm" fo:page-height="27.94cm" style:num-format="1" style:print-orientation="portrait" fo:margin-top="1.249cm" fo:margin-bottom="2.499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6</meta:editing-cycles>
    <meta:creation-date>2018-03-03T10:55:00</meta:creation-date>
    <dc:date>2024-03-31T16:25:45.006509573</dc:date>
    <meta:editing-duration>PT5H13M1S</meta:editing-duration>
    <meta:generator>LibreOffice/7.6.5.2$Linux_X86_64 LibreOffice_project/60$Build-2</meta:generator>
    <meta:document-statistic meta:table-count="6" meta:image-count="0" meta:object-count="0" meta:page-count="13" meta:paragraph-count="258" meta:word-count="1515" meta:character-count="11390" meta:non-whitespace-character-count="10174"/>
    <meta:user-defined meta:name="AppVersion">16.0000</meta:user-defined>
    <meta:template xlink:type="simple" xlink:actuate="onRequest" xlink:title="Normal.dotm" xlink:href=""/>
  </office:meta>
</office:document-meta>
</file>